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50130357151799078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57781022323810766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321467965522764543"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14732176155454176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90178614577316907"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559789543461446381"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5728156277165933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53709435009914761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397376" text:continue-list="list775728156277165933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07700066067072869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40839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39886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401936"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416251"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412593"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929844268837530273"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155523133872257649"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times sum of elevation changes/mile times heartbeats/mile.</text:p>
      <text:p text:style-name="P23"/>
      <text:p text:style-name="P23"><text:s text:c="3"/></text:p>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53811085433335463"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9T13:17:16.82</dc:date>
    <dc:creator>James Lombardi</dc:creator>
    <meta:editing-duration>P10DT22H58M14S</meta:editing-duration>
    <meta:editing-cycles>962</meta:editing-cycles>
    <meta:generator>OpenOffice/4.1.2$Win32 OpenOffice.org_project/412m3$Build-9782</meta:generator>
    <meta:document-statistic meta:table-count="0" meta:image-count="9" meta:object-count="0" meta:page-count="108" meta:paragraph-count="2990" meta:word-count="32988" meta:character-count="168741"/>
  </office:meta>
</office:document-meta>
</file>